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text-properties style:font-name="Calibri" fo:font-size="12pt" style:font-name-asian="Calibri1" style:font-size-asian="12pt" style:font-name-complex="Calibri1" style:font-size-complex="12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style:font-name="Calibri" fo:font-size="12pt" style:font-name-asian="Calibri1" style:font-size-asian="12pt" style:font-name-complex="Calibri1" style:font-size-complex="12pt"/>
    </style:style>
    <style:style style:name="T3" style:family="text">
      <style:text-properties fo:color="#1155cc" style:font-name="Calibri" fo:font-size="12pt" style:text-underline-style="solid" style:text-underline-width="auto" style:text-underline-color="font-color" style:font-name-asian="Calibri1" style:font-size-asian="12pt" style:font-name-complex="Calibri1" style:font-size-complex="12pt"/>
    </style:style>
    <style:style style:name="T4" style:family="text">
      <style:text-properties fo:color="#004aad" style:font-name="Calibri" fo:font-size="12pt" style:font-name-asian="Calibri1" style:font-size-asian="12pt" style:font-name-complex="Calibr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Video-1: How to create Make account</text:span><text:span text:style-name="T2">: Watch here: </text:span><text:a xlink:type="simple" xlink:href="https://www.loom.com/share/fa2e1beb5dd84157bf7f8169eb9bfbb6" text:style-name="ListLabel_20_1" text:visited-style-name="ListLabel_20_1"><text:span text:style-name="T3">https://www.loom.com/share/fa2e1beb5dd84157bf7f8169eb9bfbb6</text:span></text:a></text:p>
      <text:p text:style-name="P1"/>
      <text:p text:style-name="Standard"><text:span text:style-name="T1">Magic Link</text:span><text:span text:style-name="T2">: </text:span><text:a xlink:type="simple" xlink:href="https://www.make.com/en/register?pc=growwstacks/" text:style-name="ListLabel_20_1" text:visited-style-name="ListLabel_20_1"><text:span text:style-name="T3">https://www.make.com/en/register?pc=growwstacks/</text:span></text:a></text:p>
      <text:p text:style-name="P1"/>
      <text:p text:style-name="Standard"><text:span text:style-name="T2">=================================================================</text:span></text:p>
      <text:p text:style-name="P1"/>
      <text:p text:style-name="Standard"><text:span text:style-name="T1">Video-2: How to import scenario blueprint to your Make account</text:span><text:span text:style-name="T2">: Watch here: </text:span><text:a xlink:type="simple" xlink:href="https://www.loom.com/share/0eaa1a691a8e445389a4dd2bf66bd228" text:style-name="ListLabel_20_1" text:visited-style-name="ListLabel_20_1"><text:span text:style-name="T3">https://www.loom.com/share/0eaa1a691a8e445389a4dd2bf66bd228</text:span></text:a></text:p>
      <text:p text:style-name="P1"/>
      <text:p text:style-name="Standard"><text:span text:style-name="T2">Blueprint link: </text:span><text:a xlink:type="simple" xlink:href="https://drive.google.com/file/d/1iCpE9Kclfb8OyjrU8_0nzQ_j2MBDLRSO/view?usp=drive_link" text:style-name="ListLabel_20_1" text:visited-style-name="ListLabel_20_1"><text:span text:style-name="T3">https://drive.google.com/file/d/1iCpE9Kclfb8OyjrU8_0nzQ_j2MBDLRSO/view?usp=drive_link</text:span></text:a></text:p>
      <text:p text:style-name="P1"/>
      <text:p text:style-name="Standard"><text:span text:style-name="T2">ChatGPT Key: use the following API Key in scenario - </text:span><text:span text:style-name="T4">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</text:span></text:p>
      <text:p text:style-name="Standard"><text:span text:style-name="T2">=================================================================</text:span></text:p>
      <text:p text:style-name="P1"/>
      <text:p text:style-name="Standard"><text:span text:style-name="T1">Video-3: Create your Google Sheet for tracking</text:span><text:span text:style-name="T2">: Watch here: </text:span><text:a xlink:type="simple" xlink:href="https://www.loom.com/share/a1f7e4d72ab94163baf9989c5efa8c8f" text:style-name="ListLabel_20_1" text:visited-style-name="ListLabel_20_1"><text:span text:style-name="T3">https://www.loom.com/share/a1f7e4d72ab94163baf9989c5efa8c8f</text:span></text:a><text:span text:style-name="T2"> </text:span></text:p>
      <text:p text:style-name="P1"/>
      <text:p text:style-name="Standard"><text:span text:style-name="T2">Google Sheet Template link:</text:span></text:p>
      <text:p text:style-name="Standard"><text:a xlink:type="simple" xlink:href="https://docs.google.com/spreadsheets/d/1-SP3-tyS6ebf_3KWfLr6V8_XCivdUrJuNBS70uNfA-A/edit?usp=sharing" text:style-name="ListLabel_20_1" text:visited-style-name="ListLabel_20_1"><text:span text:style-name="T3">https://docs.google.com/spreadsheets/d/1-SP3-tyS6ebf_3KWfLr6V8_XCivdUrJuNBS70uNfA-A/edit?usp=sharing</text:span></text:a><text:span text:style-name="T2"> </text:span></text:p>
      <text:p text:style-name="P1"/>
      <text:p text:style-name="Standard"><text:span text:style-name="T2">=================================================================</text:span></text:p>
      <text:p text:style-name="P1"/>
      <text:p text:style-name="Standard"><text:span text:style-name="T1">Video-4: Lets start building the scenario</text:span><text:span text:style-name="T2">: Watch here: </text:span><text:a xlink:type="simple" xlink:href="https://www.loom.com/share/146de33a585642c8bd0f64318d1867bf" text:style-name="ListLabel_20_1" text:visited-style-name="ListLabel_20_1"><text:span text:style-name="T3">https://www.loom.com/share/146de33a585642c8bd0f64318d1867bf</text:span></text:a><text:span text:style-name="T2"> </text:span></text:p>
      <text:p text:style-name="P1"/>
      <text:p text:style-name="Standard"><text:span text:style-name="T2">Setup all connections and a quick walk through.</text:span></text:p>
      <text:p text:style-name="P1"/>
      <text:p text:style-name="Standard"><text:span text:style-name="T2">=================================================================</text:span></text:p>
      <text:p text:style-name="P1"><text:soft-page-break/></text:p>
      <text:p text:style-name="Standard"><text:span text:style-name="T1">Video-5: Detailed Walk through Prompts</text:span><text:span text:style-name="T2">: Watch here: </text:span></text:p>
      <text:p text:style-name="Standard"><text:a xlink:type="simple" xlink:href="https://www.loom.com/share/f05f102ef86141d998e268159eea758f" text:style-name="ListLabel_20_1" text:visited-style-name="ListLabel_20_1"><text:span text:style-name="T3">https://www.loom.com/share/f05f102ef86141d998e268159eea758f</text:span></text:a></text:p>
      <text:p text:style-name="P1"/>
      <text:p text:style-name="Standard"><text:span text:style-name="T2">=================================================================</text:span></text:p>
      <text:p text:style-name="P1"/>
      <text:p text:style-name="Standard"><text:span text:style-name="T1">Video-6: Lets run the automation</text:span><text:span text:style-name="T2">: Watch here: </text:span></text:p>
      <text:p text:style-name="Standard"><text:a xlink:type="simple" xlink:href="https://www.loom.com/share/05189ac51071466c816a59c93e635259" text:style-name="ListLabel_20_1" text:visited-style-name="ListLabel_20_1"><text:span text:style-name="T3">https://www.loom.com/share/05189ac51071466c816a59c93e635259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fo:color="#1155cc" style:font-name="Calibri" fo:font-family="Calibri" style:font-family-generic="roman" style:font-pitch="variable" fo:font-size="12pt" style:text-underline-style="solid" style:text-underline-width="auto" style:text-underline-color="font-color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9" meta:word-count="92" meta:character-count="1573" meta:non-whitespace-character-count="1494"/>
    <meta:generator>LibreOfficeDev/6.0.5.2$Linux_X86_64 LibreOffice_project/</meta:generator>
  </office:meta>
</office:document-meta>
</file>